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8.8cm" table:align="margins"/>
    </style:style>
    <style:style style:name="Table1.A" style:family="table-column">
      <style:table-column-properties style:column-width="12.31cm" style:rel-column-width="6979*"/>
    </style:style>
    <style:style style:name="Table1.B" style:family="table-column">
      <style:table-column-properties style:column-width="6.489cm" style:rel-column-width="36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c73c" officeooo:paragraph-rsid="0018c73c"/>
    </style:style>
    <style:style style:name="P2" style:family="paragraph" style:parent-style-name="Standard">
      <style:paragraph-properties fo:text-align="center" style:justify-single-word="false"/>
      <style:text-properties officeooo:rsid="0018c73c" officeooo:paragraph-rsid="0018c73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c73c" officeooo:paragraph-rsid="0018c73c" style:font-weight-asian="bold" style:font-weight-complex="bold"/>
    </style:style>
    <style:style style:name="T1" style:family="text">
      <style:text-properties officeooo:rsid="001963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3c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ISTA DE PRESENÇA </text:span><text:span text:style-name="T3">DA ASSEMBLÉIA GERAL DE FUNDAÇÃO, APROVAÇÃO DO ESTATUTO, ELEIÇÃO E POSSE DOS ÓRGÃOS ADMINISTRATIVOS DO LABORATÓRIO HACKER DE CAMPINAS – LHC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E E CPF</text:p>
          </table:table-cell>
          <table:table-cell table:style-name="Table1.B1" office:value-type="string">
            <text:p text:style-name="P3">ASSINATUR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3:30:00.833823525</meta:creation-date>
    <dc:date>2019-07-28T13:40:45.392902300</dc:date>
    <meta:editing-duration>PT10M4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" meta:word-count="27" meta:character-count="176" meta:non-whitespace-character-count="151"/>
  </office:meta>
</office:document-meta>
</file>